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home/iut : sudo apt install bandit</text:p>
      <text:p text:style-name="Standard">[sudo] Mot de passe de iut : </text:p>
      <text:p text:style-name="Standard">Lecture des listes de paquets... Fait</text:p>
      <text:p text:style-name="Standard">Construction de l'arbre des dépendances <text:s text:c="6"/></text:p>
      <text:p text:style-name="Standard">Lecture des informations d'état... Fait</text:p>
      <text:p text:style-name="Standard">bandit est déjà la version la plus récente (1.6.2-1).</text:p>
      <text:p text:style-name="Standard">Les paquets suivants ont été installés automatiquement et ne sont plus nécessaires :</text:p>
      <text:p text:style-name="Standard"><text:s text:c="2"/>libclutter-gst-3.0-0 libfwupdplugin1</text:p>
      <text:p text:style-name="Standard">Veuillez utiliser « sudo apt autoremove » pour les supprimer.</text:p>
      <text:p text:style-name="Standard">0 mis à jour, 0 nouvellement installés, 0 à enlever et 37 non mis à jour.</text:p>
      <text:p text:style-name="Standard"/>
      <text:p text:style-name="Standard"/>
      <text:p text:style-name="Standard"/>
      <text:p text:style-name="Standard">/home/iut : sudo apt install pyflakes</text:p>
      <text:p text:style-name="Standard">Lecture des listes de paquets... Fait</text:p>
      <text:p text:style-name="Standard">Construction de l'arbre des dépendances <text:s text:c="6"/></text:p>
      <text:p text:style-name="Standard">Lecture des informations d'état... Fait</text:p>
      <text:p text:style-name="Standard">Les paquets suivants ont été installés automatiquement et ne sont plus nécessaires :</text:p>
      <text:p text:style-name="Standard"><text:s text:c="2"/>libclutter-gst-3.0-0 libfwupdplugin1</text:p>
      <text:p text:style-name="Standard">Veuillez utiliser « sudo apt autoremove » pour les supprimer.</text:p>
      <text:p text:style-name="Standard">Les paquets supplémentaires suivants seront installés : </text:p>
      <text:p text:style-name="Standard"><text:s text:c="2"/>libpython2-stdlib libpython2.7-minimal libpython2.7-stdlib pyflakes3</text:p>
      <text:p text:style-name="Standard"><text:s text:c="2"/>python-pkg-resources python-pyflakes python2 python2-minimal python2.7</text:p>
      <text:p text:style-name="Standard"><text:s text:c="2"/>python2.7-minimal python3-pyflakes</text:p>
      <text:p text:style-name="Standard">Paquets suggérés :</text:p>
      <text:p text:style-name="Standard"><text:s text:c="2"/>python-setuptools python2-doc python-tk python2.7-doc binutils</text:p>
      <text:p text:style-name="Standard"><text:s text:c="2"/>binfmt-support</text:p>
      <text:p text:style-name="Standard">Les NOUVEAUX paquets suivants seront installés :</text:p>
      <text:p text:style-name="Standard"><text:s text:c="2"/>libpython2-stdlib libpython2.7-minimal libpython2.7-stdlib pyflakes</text:p>
      <text:p text:style-name="Standard"><text:s text:c="2"/>pyflakes3 python-pkg-resources python-pyflakes python2 python2-minimal</text:p>
      <text:p text:style-name="Standard"><text:s text:c="2"/>python2.7 python2.7-minimal python3-pyflakes</text:p>
      <text:p text:style-name="Standard">0 mis à jour, 12 nouvellement installés, 0 à enlever et 2 non mis à jour.</text:p>
      <text:p text:style-name="Standard">Il est nécessaire de prendre 4 045 ko dans les archives.</text:p>
      <text:p text:style-name="Standard">Après cette opération, 17,7 Mo d'espace disque supplémentaires seront utilisés.</text:p>
      <text:p text:style-name="Standard">Souhaitez-vous continuer ? [O/n] o</text:p>
      <text:p text:style-name="Standard">Réception de :1 http://fr.archive.ubuntu.com/ubuntu focal-updates/universe amd64 libpython2.7-minimal amd64 2.7.18-1~20.04.3 [336 kB]</text:p>
      <text:p text:style-name="Standard">Réception de :2 http://fr.archive.ubuntu.com/ubuntu focal-updates/universe amd64 python2.7-minimal amd64 2.7.18-1~20.04.3 [1 280 kB]</text:p>
      <text:p text:style-name="Standard">Réception de :3 http://fr.archive.ubuntu.com/ubuntu focal/universe amd64 python2-minimal amd64 2.7.17-2ubuntu4 [27,5 kB]</text:p>
      <text:p text:style-name="Standard">Réception de :3 http://fr.archive.ubuntu.com/ubuntu focal/universe amd64 python2-minimal amd64 2.7.17-2ubuntu4 [27,5 kB]</text:p>
      <text:p text:style-name="Standard">Réception de :4 http://fr.archive.ubuntu.com/ubuntu focal-updates/universe amd64 libpython2.7-stdlib amd64 2.7.18-1~20.04.3 [1 888 kB]</text:p>
      <text:p text:style-name="Standard">Réception de :5 http://fr.archive.ubuntu.com/ubuntu focal-updates/universe amd64 python2.7 amd64 2.7.18-1~20.04.3 [248 kB]</text:p>
      <text:p text:style-name="Standard">Réception de :5 http://fr.archive.ubuntu.com/ubuntu focal-updates/universe amd64 python2.7 amd64 2.7.18-1~20.04.3 [248 kB]</text:p>
      <text:p text:style-name="Standard">Réception de :6 http://fr.archive.ubuntu.com/ubuntu focal/universe amd64 libpython2-stdlib amd64 2.7.17-2ubuntu4 [7 072 B]</text:p>
      <text:p text:style-name="Standard"><text:soft-page-break/>Réception de :7 http://fr.archive.ubuntu.com/ubuntu focal/universe amd64 python2 amd64 2.7.17-2ubuntu4 [26,5 kB]</text:p>
      <text:p text:style-name="Standard">Réception de :8 http://fr.archive.ubuntu.com/ubuntu focal/universe amd64 python-pkg-resources all 44.0.0-2 [129 kB]</text:p>
      <text:p text:style-name="Standard">Réception de :9 http://fr.archive.ubuntu.com/ubuntu focal/universe amd64 python-pyflakes all 2.1.1-2 [48,5 kB]</text:p>
      <text:p text:style-name="Standard">Réception de :9 http://fr.archive.ubuntu.com/ubuntu focal/universe amd64 python-pyflakes all 2.1.1-2 [48,5 kB]</text:p>
      <text:p text:style-name="Standard">Réception de :10 http://fr.archive.ubuntu.com/ubuntu focal/universe amd64 pyflakes all 2.1.1-2 [3 304 B]</text:p>
      <text:p text:style-name="Standard">Réception de :11 http://fr.archive.ubuntu.com/ubuntu focal/universe amd64 python3-pyflakes all 2.1.1-2 [48,6 kB]</text:p>
      <text:p text:style-name="Standard">Réception de :12 http://fr.archive.ubuntu.com/ubuntu focal/universe amd64 pyflakes3 all 2.1.1-2 [3 340 B]</text:p>
      <text:p text:style-name="Standard">3 724 ko réceptionnés en 1s (5 806 ko/s)</text:p>
      <text:p text:style-name="Standard">Sélection du paquet libpython2.7-minimal:amd64 précédemment désélectionné.</text:p>
      <text:p text:style-name="Standard">(Lecture de la base de données... 210128 fichiers et répertoires déjà installés.</text:p>
      <text:p text:style-name="Standard">)</text:p>
      <text:p text:style-name="Standard">Préparation du dépaquetage de .../0-libpython2.7-minimal_2.7.18-1~20.04.3_amd64.</text:p>
      <text:p text:style-name="Standard">deb ...</text:p>
      <text:p text:style-name="Standard">Dépaquetage de libpython2.7-minimal:amd64 (2.7.18-1~20.04.3) ...</text:p>
      <text:p text:style-name="Standard">Sélection du paquet python2.7-minimal précédemment désélectionné.</text:p>
      <text:p text:style-name="Standard">Préparation du dépaquetage de .../1-python2.7-minimal_2.7.18-1~20.04.3_amd64.deb</text:p>
      <text:p text:style-name="Standard"><text:s/>...</text:p>
      <text:p text:style-name="Standard">Dépaquetage de python2.7-minimal (2.7.18-1~20.04.3) ...</text:p>
      <text:p text:style-name="Standard">Sélection du paquet python2-minimal précédemment désélectionné.</text:p>
      <text:p text:style-name="Standard">Préparation du dépaquetage de .../2-python2-minimal_2.7.17-2ubuntu4_amd64.deb ..</text:p>
      <text:p text:style-name="Standard">.</text:p>
      <text:p text:style-name="Standard">Dépaquetage de python2-minimal (2.7.17-2ubuntu4) ...</text:p>
      <text:p text:style-name="Standard">Sélection du paquet libpython2.7-stdlib:amd64 précédemment désélectionné.</text:p>
      <text:p text:style-name="Standard">Préparation du dépaquetage de .../3-libpython2.7-stdlib_2.7.18-1~20.04.3_amd64.d</text:p>
      <text:p text:style-name="Standard">eb ...</text:p>
      <text:p text:style-name="Standard">Dépaquetage de libpython2.7-stdlib:amd64 (2.7.18-1~20.04.3) ...</text:p>
      <text:p text:style-name="Standard">Sélection du paquet python2.7 précédemment désélectionné.</text:p>
      <text:p text:style-name="Standard">Préparation du dépaquetage de .../4-python2.7_2.7.18-1~20.04.3_amd64.deb ...</text:p>
      <text:p text:style-name="Standard">Dépaquetage de python2.7 (2.7.18-1~20.04.3) ...</text:p>
      <text:p text:style-name="Standard">Sélection du paquet libpython2-stdlib:amd64 précédemment désélectionné.</text:p>
      <text:p text:style-name="Standard">Préparation du dépaquetage de .../5-libpython2-stdlib_2.7.17-2ubuntu4_amd64.deb </text:p>
      <text:p text:style-name="Standard">...</text:p>
      <text:p text:style-name="Standard">Dépaquetage de libpython2-stdlib:amd64 (2.7.17-2ubuntu4) ...</text:p>
      <text:p text:style-name="Standard">Paramétrage de libpython2.7-minimal:amd64 (2.7.18-1~20.04.3) ...</text:p>
      <text:p text:style-name="Standard">Paramétrage de python2.7-minimal (2.7.18-1~20.04.3) ...</text:p>
      <text:p text:style-name="Standard">Linking and byte-compiling packages for runtime python2.7...</text:p>
      <text:p text:style-name="Standard">Paramétrage de python2-minimal (2.7.17-2ubuntu4) ...</text:p>
      <text:p text:style-name="Standard">Sélection du paquet python2 précédemment désélectionné.</text:p>
      <text:p text:style-name="Standard">(Lecture de la base de données... 210875 fichiers et répertoires déjà installés.</text:p>
      <text:p text:style-name="Standard">)</text:p>
      <text:p text:style-name="Standard">Préparation du dépaquetage de .../0-python2_2.7.17-2ubuntu4_amd64.deb ...</text:p>
      <text:p text:style-name="Standard">Dépaquetage de python2 (2.7.17-2ubuntu4) ...</text:p>
      <text:p text:style-name="Standard">Sélection du paquet python-pkg-resources précédemment désélectionné.</text:p>
      <text:p text:style-name="Standard">Préparation du dépaquetage de .../1-python-pkg-resources_44.0.0-2_all.deb ...</text:p>
      <text:p text:style-name="Standard">Dépaquetage de python-pkg-resources (44.0.0-2) ...</text:p>
      <text:p text:style-name="Standard"><text:soft-page-break/>Sélection du paquet python-pyflakes précédemment désélectionné.</text:p>
      <text:p text:style-name="Standard">Préparation du dépaquetage de .../2-python-pyflakes_2.1.1-2_all.deb ...</text:p>
      <text:p text:style-name="Standard">Dépaquetage de python-pyflakes (2.1.1-2) ...</text:p>
      <text:p text:style-name="Standard">Sélection du paquet pyflakes précédemment désélectionné.</text:p>
      <text:p text:style-name="Standard">Préparation du dépaquetage de .../3-pyflakes_2.1.1-2_all.deb ...</text:p>
      <text:p text:style-name="Standard">Dépaquetage de pyflakes (2.1.1-2) ...</text:p>
      <text:p text:style-name="Standard">Sélection du paquet python3-pyflakes précédemment désélectionné.</text:p>
      <text:p text:style-name="Standard">Préparation du dépaquetage de .../4-python3-pyflakes_2.1.1-2_all.deb ...</text:p>
      <text:p text:style-name="Standard">Dépaquetage de python3-pyflakes (2.1.1-2) ...</text:p>
      <text:p text:style-name="Standard">Sélection du paquet pyflakes3 précédemment désélectionné.</text:p>
      <text:p text:style-name="Standard">Préparation du dépaquetage de .../5-pyflakes3_2.1.1-2_all.deb ...</text:p>
      <text:p text:style-name="Standard">Dépaquetage de pyflakes3 (2.1.1-2) ...</text:p>
      <text:p text:style-name="Standard">Paramétrage de python3-pyflakes (2.1.1-2) ...</text:p>
      <text:p text:style-name="Standard">Paramétrage de libpython2.7-stdlib:amd64 (2.7.18-1~20.04.3) ...</text:p>
      <text:p text:style-name="Standard">Paramétrage de pyflakes3 (2.1.1-2) ...</text:p>
      <text:p text:style-name="Standard">Paramétrage de python2.7 (2.7.18-1~20.04.3) ...</text:p>
      <text:p text:style-name="Standard">Paramétrage de libpython2-stdlib:amd64 (2.7.17-2ubuntu4) ...</text:p>
      <text:p text:style-name="Standard">Paramétrage de python2 (2.7.17-2ubuntu4) ...</text:p>
      <text:p text:style-name="Standard">Paramétrage de python-pkg-resources (44.0.0-2) ...</text:p>
      <text:p text:style-name="Standard">Paramétrage de python-pyflakes (2.1.1-2) ...</text:p>
      <text:p text:style-name="Standard">Paramétrage de pyflakes (2.1.1-2) ...</text:p>
      <text:p text:style-name="Standard">Traitement des actions différées (« triggers ») pour mime-support (3.64ubuntu1) </text:p>
      <text:p text:style-name="Standard">...</text:p>
      <text:p text:style-name="Standard">Traitement des actions différées (« triggers ») pour gnome-menus (3.36.0-1ubuntu</text:p>
      <text:p text:style-name="Standard">1) ...</text:p>
      <text:p text:style-name="Standard">Traitement des actions différées (« triggers ») pour man-db (2.9.1-1) ...</text:p>
      <text:p text:style-name="Standard">Traitement des actions différées (« triggers ») pour desktop-file-utils (0.24-1u</text:p>
      <text:p text:style-name="Standard">buntu3) ..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2T18:09:39.026479825</meta:creation-date>
    <dc:date>2022-10-12T18:15:56.129920094</dc:date>
    <meta:editing-duration>PT6M17S</meta:editing-duration>
    <meta:editing-cycles>1</meta:editing-cycles>
    <meta:document-statistic meta:table-count="0" meta:image-count="0" meta:object-count="0" meta:page-count="3" meta:paragraph-count="113" meta:word-count="739" meta:character-count="6897" meta:non-whitespace-character-count="6232"/>
    <meta:generator>LibreOffice/6.4.7.2$Linux_X86_64 LibreOffice_project/40$Build-2</meta:generator>
  </office:meta>
</office:document-meta>
</file>